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42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6.2969in" svg:height="3.5449in" svg:x="2.4685in" svg:y="20.4343in">
            <draw:object draw:notify-on-update-of-ranges="Sheet1.A1:Sheet1.A129 Sheet1.B1:Sheet1.B1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000000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0000002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0000004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string" calcext:value-type="string">
            <text:p>0000006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string" calcext:value-type="string">
            <text:p>0000010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0000012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0000014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string" calcext:value-type="string">
            <text:p>0000016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string" calcext:value-type="string">
            <text:p>0000020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string" calcext:value-type="string">
            <text:p>0000022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string" calcext:value-type="string">
            <text:p>0000024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026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string" calcext:value-type="string">
            <text:p>0000030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string" calcext:value-type="string">
            <text:p>0000032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string" calcext:value-type="string">
            <text:p>0000034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string" calcext:value-type="string">
            <text:p>0000036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string" calcext:value-type="string">
            <text:p>0000040</text:p>
          </table:table-cell>
          <table:table-cell office:value-type="float" office:value="6882" calcext:value-type="float">
            <text:p>6882</text:p>
          </table:table-cell>
        </table:table-row>
        <table:table-row table:style-name="ro1">
          <table:table-cell office:value-type="string" calcext:value-type="string">
            <text:p>0000042</text:p>
          </table:table-cell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string" calcext:value-type="string">
            <text:p>0000044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string" calcext:value-type="string">
            <text:p>0000046</text:p>
          </table:table-cell>
          <table:table-cell office:value-type="float" office:value="6873" calcext:value-type="float">
            <text:p>6873</text:p>
          </table:table-cell>
        </table:table-row>
        <table:table-row table:style-name="ro1">
          <table:table-cell office:value-type="string" calcext:value-type="string">
            <text:p>0000050</text:p>
          </table:table-cell>
          <table:table-cell office:value-type="float" office:value="6882" calcext:value-type="float">
            <text:p>6882</text:p>
          </table:table-cell>
        </table:table-row>
        <table:table-row table:style-name="ro1">
          <table:table-cell office:value-type="string" calcext:value-type="string">
            <text:p>0000052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office:value-type="string" calcext:value-type="string">
            <text:p>0000054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office:value-type="string" calcext:value-type="string">
            <text:p>0000056</text:p>
          </table:table-cell>
          <table:table-cell office:value-type="float" office:value="6826" calcext:value-type="float">
            <text:p>6826</text:p>
          </table:table-cell>
        </table:table-row>
        <table:table-row table:style-name="ro1">
          <table:table-cell office:value-type="string" calcext:value-type="string">
            <text:p>0000060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office:value-type="string" calcext:value-type="string">
            <text:p>0000062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string" calcext:value-type="string">
            <text:p>0000064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0000066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string" calcext:value-type="string">
            <text:p>0000070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0000072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string" calcext:value-type="string">
            <text:p>0000074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string" calcext:value-type="string">
            <text:p>0000076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string" calcext:value-type="string">
            <text:p>0000100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string" calcext:value-type="string">
            <text:p>0000102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string" calcext:value-type="string">
            <text:p>0000104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106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0000110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string" calcext:value-type="string">
            <text:p>0000112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0000114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string" calcext:value-type="string">
            <text:p>00001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162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0000164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0000166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string" calcext:value-type="string">
            <text:p>0000170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string" calcext:value-type="string">
            <text:p>0000172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string" calcext:value-type="string">
            <text:p>0000174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string" calcext:value-type="string">
            <text:p>0000176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0000200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string" calcext:value-type="string">
            <text:p>0000202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0000204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0000206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string" calcext:value-type="string">
            <text:p>0000210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0000212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0000214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0000216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0000220</text:p>
          </table:table-cell>
          <table:table-cell office:value-type="float" office:value="7048" calcext:value-type="float">
            <text:p>7048</text:p>
          </table:table-cell>
        </table:table-row>
        <table:table-row table:style-name="ro1">
          <table:table-cell office:value-type="string" calcext:value-type="string">
            <text:p>0000222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0000224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0000226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string" calcext:value-type="string">
            <text:p>0000230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0000232</text:p>
          </table:table-cell>
          <table:table-cell office:value-type="float" office:value="7196" calcext:value-type="float">
            <text:p>7196</text:p>
          </table:table-cell>
        </table:table-row>
        <table:table-row table:style-name="ro1">
          <table:table-cell office:value-type="string" calcext:value-type="string">
            <text:p>0000234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0000236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0000240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242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244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0000246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0000250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0000252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0000254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string" calcext:value-type="string">
            <text:p>0000256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0000260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0000262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string" calcext:value-type="string">
            <text:p>0000264</text:p>
          </table:table-cell>
          <table:table-cell office:value-type="float" office:value="7122" calcext:value-type="float">
            <text:p>7122</text:p>
          </table:table-cell>
        </table:table-row>
        <table:table-row table:style-name="ro1">
          <table:table-cell office:value-type="string" calcext:value-type="string">
            <text:p>0000266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0000270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272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0000274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0000276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00003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3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0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993cb766f2244f41321cec91f1d644dce1f47c50</meta:generator>
    <dc:date>2014-05-01T08:05:44.204555935</dc:date>
    <meta:editing-duration>P0D</meta:editing-duration>
    <meta:editing-cycles>1</meta:editing-cycles>
    <meta:document-statistic meta:table-count="1" meta:cell-count="2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area" chart:style-name="ch1">
        <chart:legend chart:legend-position="end" svg:x="13.732cm" svg:y="4.203cm" style:legend-expansion="high" chart:style-name="ch2"/>
        <chart:plot-area chart:style-name="ch3" table:cell-range-address="Sheet1.A1:Sheet1.B129" chart:data-source-has-labels="column" svg:x="0.769cm" svg:y="0.855cm" svg:width="12.325cm" svg:height="7.55cm">
          <chartooo:coordinate-region svg:x="1.867cm" svg:y="1.054cm" svg:width="11.227cm" svg:height="6.637cm"/>
          <chart:axis chart:dimension="x" chart:name="primary-x" chart:style-name="ch4" chartooo:axis-type="auto">
            <chartooo:date-scale/>
            <chart:categories table:cell-range-address="Sheet1.A1:Sheet1.A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29" chart:class="chart:area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000000</text:p>
                <draw:g>
                  <svg:desc>Sheet1.A1:Sheet1.A129</svg:desc>
                </draw:g>
              </table:table-cell>
              <table:table-cell office:value-type="float" office:value="7094">
                <text:p>7094</text:p>
                <draw:g>
                  <svg:desc>Sheet1.B1:Sheet1.B129</svg:desc>
                </draw:g>
              </table:table-cell>
            </table:table-row>
            <table:table-row>
              <table:table-cell office:value-type="string">
                <text:p>0000002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string">
                <text:p>0000004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0000006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0000010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0000012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0000014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0000016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0000020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0000022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0000024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026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0000030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0000032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0000034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0000036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0000040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string">
                <text:p>0000042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0000044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0000046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0000050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string">
                <text:p>0000052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0000054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0000056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0000060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0000062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0000064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0000066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0000070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0000072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string">
                <text:p>0000074</text:p>
              </table:table-cell>
              <table:table-cell office:value-type="float" office:value="6762">
                <text:p>6762</text:p>
              </table:table-cell>
            </table:table-row>
            <table:table-row>
              <table:table-cell office:value-type="string">
                <text:p>0000076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>0000100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string">
                <text:p>0000102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0000104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106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0000110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0000112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0000114</text:p>
              </table:table-cell>
              <table:table-cell office:value-type="float" office:value="7519">
                <text:p>7519</text:p>
              </table:table-cell>
            </table:table-row>
            <table:table-row>
              <table:table-cell office:value-type="string">
                <text:p>00001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162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0000164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0000166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0000170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0000172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0000174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0000176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0000200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0000202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0000204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0000206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0000210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0000212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0000214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0000216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0000220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0000222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string">
                <text:p>0000224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0000226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0000230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0000232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0000234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0000236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0000240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242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244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0000246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0000250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0000252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0000254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0000256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0000260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0000262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0000264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string">
                <text:p>0000266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0000270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272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0000274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0000276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00003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3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04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993cb766f2244f41321cec91f1d644dce1f47c5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